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193in" svg:y="11.4976in">
            <draw:object draw:notify-on-update-of-ranges="Sheet1.B58:Sheet1.F58 Sheet1.B57:Sheet1.F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5346in" svg:x="6.8953in" svg:y="11.4925in">
            <draw:object draw:notify-on-update-of-ranges="Sheet1.H58:Sheet1.L58 Sheet1.H57:Sheet1.L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8"/>
        <table:table-column table:style-name="co2" table:number-columns-repeated="1017" table:default-cell-style-name="ce3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BFS (czasy w mikrosekundach)</text:p>
          </table:table-cell>
          <table:covered-table-cell table:number-columns-repeated="4" table:style-name="ce5"/>
          <table:table-cell table:style-name="ce5"/>
          <table:table-cell table:style-name="ce4" office:value-type="string" calcext:value-type="string" table:number-columns-spanned="5" table:number-rows-spanned="1">
            <text:p>DFS (czasy w mikrosekundach)</text:p>
          </table:table-cell>
          <table:covered-table-cell table:number-columns-repeated="4" table:style-name="ce5"/>
          <table:table-cell table:number-columns-repeated="1012"/>
        </table:table-row>
        <table:table-row table:style-name="ro1">
          <table:table-cell table:style-name="ce1" office:value-type="string" calcext:value-type="string">
            <text:p>Ilość elementó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 000</text:p>
          </table:table-cell>
          <table:table-cell table:style-name="ce5" office:value-type="float" office:value="10000" calcext:value-type="float">
            <text:p>10 000</text:p>
          </table:table-cell>
          <table:table-cell table:style-name="ce5" office:value-type="float" office:value="100000" calcext:value-type="float">
            <text:p>100 000</text:p>
          </table:table-cell>
          <table:table-cell table:style-name="ce5" table:formula="of:=[.A2]" office:value-type="string" office:string-value="Ilość elementów" calcext:value-type="string">
            <text:p>Ilość elementó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 000</text:p>
          </table:table-cell>
          <table:table-cell table:style-name="ce5" office:value-type="float" office:value="10000" calcext:value-type="float">
            <text:p>10 000</text:p>
          </table:table-cell>
          <table:table-cell table:style-name="ce5" office:value-type="float" office:value="100000" calcext:value-type="float">
            <text:p>100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" calcext:value-type="string">
            <text:p>Pomiar nr 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683" calcext:value-type="float">
            <text:p>10 683</text:p>
          </table:table-cell>
          <table:table-cell table:style-name="ce6" office:value-type="float" office:value="926741" calcext:value-type="float">
            <text:p>926 741</text:p>
          </table:table-cell>
          <table:table-cell table:style-name="ce6" office:value-type="float" office:value="125348000" calcext:value-type="float">
            <text:p>125 348 000</text:p>
          </table:table-cell>
          <table:table-cell table:style-name="ce5" table:formula="of:=[.A3]" office:value-type="string" office:string-value="Pomiar nr 1" calcext:value-type="string">
            <text:p>Pomiar nr 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1123" calcext:value-type="float">
            <text:p>11 123</text:p>
          </table:table-cell>
          <table:table-cell table:style-name="ce6" office:value-type="float" office:value="977594" calcext:value-type="float">
            <text:p>977 594</text:p>
          </table:table-cell>
          <table:table-cell table:style-name="ce6" office:value-type="float" office:value="123924000" calcext:value-type="float">
            <text:p>123 924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" calcext:value-type="string">
            <text:p>Pomiar nr 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9971" calcext:value-type="float">
            <text:p>9 971</text:p>
          </table:table-cell>
          <table:table-cell table:style-name="ce6" office:value-type="float" office:value="961815" calcext:value-type="float">
            <text:p>961 815</text:p>
          </table:table-cell>
          <table:table-cell table:style-name="ce6" office:value-type="float" office:value="138205000" calcext:value-type="float">
            <text:p>138 205 000</text:p>
          </table:table-cell>
          <table:table-cell table:style-name="ce5" table:formula="of:=[.A4]" office:value-type="string" office:string-value="Pomiar nr 2" calcext:value-type="string">
            <text:p>Pomiar nr 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1055" calcext:value-type="float">
            <text:p>11 055</text:p>
          </table:table-cell>
          <table:table-cell table:style-name="ce6" office:value-type="float" office:value="1036480" calcext:value-type="float">
            <text:p>1 036 480</text:p>
          </table:table-cell>
          <table:table-cell table:style-name="ce6" office:value-type="float" office:value="134461000" calcext:value-type="float">
            <text:p>134 461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" calcext:value-type="string">
            <text:p>Pomiar nr 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918" calcext:value-type="float">
            <text:p>10 918</text:p>
          </table:table-cell>
          <table:table-cell table:style-name="ce6" office:value-type="float" office:value="927253" calcext:value-type="float">
            <text:p>927 253</text:p>
          </table:table-cell>
          <table:table-cell table:style-name="ce6" office:value-type="float" office:value="122429000" calcext:value-type="float">
            <text:p>122 429 000</text:p>
          </table:table-cell>
          <table:table-cell table:style-name="ce5" table:formula="of:=[.A5]" office:value-type="string" office:string-value="Pomiar nr 3" calcext:value-type="string">
            <text:p>Pomiar nr 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0931" calcext:value-type="float">
            <text:p>10 931</text:p>
          </table:table-cell>
          <table:table-cell table:style-name="ce6" office:value-type="float" office:value="981043" calcext:value-type="float">
            <text:p>981 043</text:p>
          </table:table-cell>
          <table:table-cell table:style-name="ce6" office:value-type="float" office:value="122972000" calcext:value-type="float">
            <text:p>122 972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" calcext:value-type="string">
            <text:p>Pomiar nr 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1563" calcext:value-type="float">
            <text:p>11 563</text:p>
          </table:table-cell>
          <table:table-cell table:style-name="ce6" office:value-type="float" office:value="935551" calcext:value-type="float">
            <text:p>935 551</text:p>
          </table:table-cell>
          <table:table-cell table:style-name="ce6" office:value-type="float" office:value="133909000" calcext:value-type="float">
            <text:p>133 909 000</text:p>
          </table:table-cell>
          <table:table-cell table:style-name="ce5" table:formula="of:=[.A6]" office:value-type="string" office:string-value="Pomiar nr 4" calcext:value-type="string">
            <text:p>Pomiar nr 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10373" calcext:value-type="float">
            <text:p>10 373</text:p>
          </table:table-cell>
          <table:table-cell table:style-name="ce6" office:value-type="float" office:value="974835" calcext:value-type="float">
            <text:p>974 835</text:p>
          </table:table-cell>
          <table:table-cell table:style-name="ce6" office:value-type="float" office:value="133993000" calcext:value-type="float">
            <text:p>133 993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5" calcext:value-type="string">
            <text:p>Pomiar nr 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186" calcext:value-type="float">
            <text:p>10 186</text:p>
          </table:table-cell>
          <table:table-cell table:style-name="ce6" office:value-type="float" office:value="928440" calcext:value-type="float">
            <text:p>928 440</text:p>
          </table:table-cell>
          <table:table-cell table:style-name="ce6" office:value-type="float" office:value="124432000" calcext:value-type="float">
            <text:p>124 432 000</text:p>
          </table:table-cell>
          <table:table-cell table:style-name="ce5" table:formula="of:=[.A7]" office:value-type="string" office:string-value="Pomiar nr 5" calcext:value-type="string">
            <text:p>Pomiar nr 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1018" calcext:value-type="float">
            <text:p>11 018</text:p>
          </table:table-cell>
          <table:table-cell table:style-name="ce6" office:value-type="float" office:value="981799" calcext:value-type="float">
            <text:p>981 799</text:p>
          </table:table-cell>
          <table:table-cell table:style-name="ce6" office:value-type="float" office:value="123124000" calcext:value-type="float">
            <text:p>123 124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6" calcext:value-type="string">
            <text:p>Pomiar nr 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2834" calcext:value-type="float">
            <text:p>12 834</text:p>
          </table:table-cell>
          <table:table-cell table:style-name="ce6" office:value-type="float" office:value="930681" calcext:value-type="float">
            <text:p>930 681</text:p>
          </table:table-cell>
          <table:table-cell table:style-name="ce6" office:value-type="float" office:value="132298000" calcext:value-type="float">
            <text:p>132 298 000</text:p>
          </table:table-cell>
          <table:table-cell table:style-name="ce5" table:formula="of:=[.A8]" office:value-type="string" office:string-value="Pomiar nr 6" calcext:value-type="string">
            <text:p>Pomiar nr 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1233" calcext:value-type="float">
            <text:p>11 233</text:p>
          </table:table-cell>
          <table:table-cell table:style-name="ce6" office:value-type="float" office:value="980246" calcext:value-type="float">
            <text:p>980 246</text:p>
          </table:table-cell>
          <table:table-cell table:style-name="ce6" office:value-type="float" office:value="134154000" calcext:value-type="float">
            <text:p>134 154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7" calcext:value-type="string">
            <text:p>Pomiar nr 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637" calcext:value-type="float">
            <text:p>10 637</text:p>
          </table:table-cell>
          <table:table-cell table:style-name="ce6" office:value-type="float" office:value="931452" calcext:value-type="float">
            <text:p>931 452</text:p>
          </table:table-cell>
          <table:table-cell table:style-name="ce6" office:value-type="float" office:value="119586000" calcext:value-type="float">
            <text:p>119 586 000</text:p>
          </table:table-cell>
          <table:table-cell table:style-name="ce5" table:formula="of:=[.A9]" office:value-type="string" office:string-value="Pomiar nr 7" calcext:value-type="string">
            <text:p>Pomiar nr 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10466" calcext:value-type="float">
            <text:p>10 466</text:p>
          </table:table-cell>
          <table:table-cell table:style-name="ce6" office:value-type="float" office:value="1001290" calcext:value-type="float">
            <text:p>1 001 290</text:p>
          </table:table-cell>
          <table:table-cell table:style-name="ce6" office:value-type="float" office:value="123260000" calcext:value-type="float">
            <text:p>123 260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8" calcext:value-type="string">
            <text:p>Pomiar nr 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9990" calcext:value-type="float">
            <text:p>9 990</text:p>
          </table:table-cell>
          <table:table-cell table:style-name="ce6" office:value-type="float" office:value="945340" calcext:value-type="float">
            <text:p>945 340</text:p>
          </table:table-cell>
          <table:table-cell table:style-name="ce6" office:value-type="float" office:value="131274000" calcext:value-type="float">
            <text:p>131 274 000</text:p>
          </table:table-cell>
          <table:table-cell table:style-name="ce5" table:formula="of:=[.A10]" office:value-type="string" office:string-value="Pomiar nr 8" calcext:value-type="string">
            <text:p>Pomiar nr 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11245" calcext:value-type="float">
            <text:p>11 245</text:p>
          </table:table-cell>
          <table:table-cell table:style-name="ce6" office:value-type="float" office:value="1023200" calcext:value-type="float">
            <text:p>1 023 200</text:p>
          </table:table-cell>
          <table:table-cell table:style-name="ce6" office:value-type="float" office:value="134145000" calcext:value-type="float">
            <text:p>134 145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9" calcext:value-type="string">
            <text:p>Pomiar nr 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0174" calcext:value-type="float">
            <text:p>10 174</text:p>
          </table:table-cell>
          <table:table-cell table:style-name="ce6" office:value-type="float" office:value="960872" calcext:value-type="float">
            <text:p>960 872</text:p>
          </table:table-cell>
          <table:table-cell table:style-name="ce6" office:value-type="float" office:value="119598000" calcext:value-type="float">
            <text:p>119 598 000</text:p>
          </table:table-cell>
          <table:table-cell table:style-name="ce5" table:formula="of:=[.A11]" office:value-type="string" office:string-value="Pomiar nr 9" calcext:value-type="string">
            <text:p>Pomiar nr 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12406" calcext:value-type="float">
            <text:p>12 406</text:p>
          </table:table-cell>
          <table:table-cell table:style-name="ce6" office:value-type="float" office:value="1023590" calcext:value-type="float">
            <text:p>1 023 590</text:p>
          </table:table-cell>
          <table:table-cell table:style-name="ce6" office:value-type="float" office:value="123061000" calcext:value-type="float">
            <text:p>123 061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0" calcext:value-type="string">
            <text:p>Pomiar nr 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132" calcext:value-type="float">
            <text:p>10 132</text:p>
          </table:table-cell>
          <table:table-cell table:style-name="ce6" office:value-type="float" office:value="931477" calcext:value-type="float">
            <text:p>931 477</text:p>
          </table:table-cell>
          <table:table-cell table:style-name="ce6" office:value-type="float" office:value="130798000" calcext:value-type="float">
            <text:p>130 798 000</text:p>
          </table:table-cell>
          <table:table-cell table:style-name="ce5" table:formula="of:=[.A12]" office:value-type="string" office:string-value="Pomiar nr 10" calcext:value-type="string">
            <text:p>Pomiar nr 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2306" calcext:value-type="float">
            <text:p>12 306</text:p>
          </table:table-cell>
          <table:table-cell table:style-name="ce6" office:value-type="float" office:value="1024250" calcext:value-type="float">
            <text:p>1 024 250</text:p>
          </table:table-cell>
          <table:table-cell table:style-name="ce6" office:value-type="float" office:value="133985000" calcext:value-type="float">
            <text:p>133 985 000</text:p>
          </table:table-cell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1" calcext:value-type="string">
            <text:p>Pomiar nr 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033" calcext:value-type="float">
            <text:p>10 033</text:p>
          </table:table-cell>
          <table:table-cell table:style-name="ce6" office:value-type="float" office:value="946035" calcext:value-type="float">
            <text:p>946 035</text:p>
          </table:table-cell>
          <table:table-cell table:style-name="ce6"/>
          <table:table-cell table:style-name="ce5" table:formula="of:=[.A13]" office:value-type="string" office:string-value="Pomiar nr 11" calcext:value-type="string">
            <text:p>Pomiar nr 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12304" calcext:value-type="float">
            <text:p>12 304</text:p>
          </table:table-cell>
          <table:table-cell table:style-name="ce6" office:value-type="float" office:value="1043130" calcext:value-type="float">
            <text:p>1 043 13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2" calcext:value-type="string">
            <text:p>Pomiar nr 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0009" calcext:value-type="float">
            <text:p>10 009</text:p>
          </table:table-cell>
          <table:table-cell table:style-name="ce6" office:value-type="float" office:value="950542" calcext:value-type="float">
            <text:p>950 542</text:p>
          </table:table-cell>
          <table:table-cell table:style-name="ce6"/>
          <table:table-cell table:style-name="ce5" table:formula="of:=[.A14]" office:value-type="string" office:string-value="Pomiar nr 12" calcext:value-type="string">
            <text:p>Pomiar nr 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12247" calcext:value-type="float">
            <text:p>12 247</text:p>
          </table:table-cell>
          <table:table-cell table:style-name="ce6" office:value-type="float" office:value="1004590" calcext:value-type="float">
            <text:p>1 004 59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3" calcext:value-type="string">
            <text:p>Pomiar nr 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1172" calcext:value-type="float">
            <text:p>11 172</text:p>
          </table:table-cell>
          <table:table-cell table:style-name="ce6" office:value-type="float" office:value="964619" calcext:value-type="float">
            <text:p>964 619</text:p>
          </table:table-cell>
          <table:table-cell table:style-name="ce6"/>
          <table:table-cell table:style-name="ce5" table:formula="of:=[.A15]" office:value-type="string" office:string-value="Pomiar nr 13" calcext:value-type="string">
            <text:p>Pomiar nr 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11561" calcext:value-type="float">
            <text:p>11 561</text:p>
          </table:table-cell>
          <table:table-cell table:style-name="ce6" office:value-type="float" office:value="980044" calcext:value-type="float">
            <text:p>980 04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4" calcext:value-type="string">
            <text:p>Pomiar nr 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1589" calcext:value-type="float">
            <text:p>11 589</text:p>
          </table:table-cell>
          <table:table-cell table:style-name="ce6" office:value-type="float" office:value="935598" calcext:value-type="float">
            <text:p>935 598</text:p>
          </table:table-cell>
          <table:table-cell table:style-name="ce6"/>
          <table:table-cell table:style-name="ce5" table:formula="of:=[.A16]" office:value-type="string" office:string-value="Pomiar nr 14" calcext:value-type="string">
            <text:p>Pomiar nr 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13837" calcext:value-type="float">
            <text:p>13 837</text:p>
          </table:table-cell>
          <table:table-cell table:style-name="ce6" office:value-type="float" office:value="1003490" calcext:value-type="float">
            <text:p>1 003 49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5" calcext:value-type="string">
            <text:p>Pomiar nr 1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965" calcext:value-type="float">
            <text:p>10 965</text:p>
          </table:table-cell>
          <table:table-cell table:style-name="ce6" office:value-type="float" office:value="935523" calcext:value-type="float">
            <text:p>935 523</text:p>
          </table:table-cell>
          <table:table-cell table:style-name="ce6"/>
          <table:table-cell table:style-name="ce5" table:formula="of:=[.A17]" office:value-type="string" office:string-value="Pomiar nr 15" calcext:value-type="string">
            <text:p>Pomiar nr 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12506" calcext:value-type="float">
            <text:p>12 506</text:p>
          </table:table-cell>
          <table:table-cell table:style-name="ce6" office:value-type="float" office:value="982557" calcext:value-type="float">
            <text:p>982 557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6" calcext:value-type="string">
            <text:p>Pomiar nr 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1419" calcext:value-type="float">
            <text:p>11 419</text:p>
          </table:table-cell>
          <table:table-cell table:style-name="ce6" office:value-type="float" office:value="943430" calcext:value-type="float">
            <text:p>943 430</text:p>
          </table:table-cell>
          <table:table-cell table:style-name="ce6"/>
          <table:table-cell table:style-name="ce5" table:formula="of:=[.A18]" office:value-type="string" office:string-value="Pomiar nr 16" calcext:value-type="string">
            <text:p>Pomiar nr 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13721" calcext:value-type="float">
            <text:p>13 721</text:p>
          </table:table-cell>
          <table:table-cell table:style-name="ce6" office:value-type="float" office:value="1080970" calcext:value-type="float">
            <text:p>1 080 97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7" calcext:value-type="string">
            <text:p>Pomiar nr 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2129" calcext:value-type="float">
            <text:p>12 129</text:p>
          </table:table-cell>
          <table:table-cell table:style-name="ce6" office:value-type="float" office:value="926995" calcext:value-type="float">
            <text:p>926 995</text:p>
          </table:table-cell>
          <table:table-cell table:style-name="ce6"/>
          <table:table-cell table:style-name="ce5" table:formula="of:=[.A19]" office:value-type="string" office:string-value="Pomiar nr 17" calcext:value-type="string">
            <text:p>Pomiar nr 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1737" calcext:value-type="float">
            <text:p>11 737</text:p>
          </table:table-cell>
          <table:table-cell table:style-name="ce6" office:value-type="float" office:value="1115090" calcext:value-type="float">
            <text:p>1 115 09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8" calcext:value-type="string">
            <text:p>Pomiar nr 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1021" calcext:value-type="float">
            <text:p>11 021</text:p>
          </table:table-cell>
          <table:table-cell table:style-name="ce6" office:value-type="float" office:value="975528" calcext:value-type="float">
            <text:p>975 528</text:p>
          </table:table-cell>
          <table:table-cell table:style-name="ce6"/>
          <table:table-cell table:style-name="ce5" table:formula="of:=[.A20]" office:value-type="string" office:string-value="Pomiar nr 18" calcext:value-type="string">
            <text:p>Pomiar nr 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1792" calcext:value-type="float">
            <text:p>11 792</text:p>
          </table:table-cell>
          <table:table-cell table:style-name="ce6" office:value-type="float" office:value="1090640" calcext:value-type="float">
            <text:p>1 090 64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19" calcext:value-type="string">
            <text:p>Pomiar nr 1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0682" calcext:value-type="float">
            <text:p>10 682</text:p>
          </table:table-cell>
          <table:table-cell table:style-name="ce6" office:value-type="float" office:value="937638" calcext:value-type="float">
            <text:p>937 638</text:p>
          </table:table-cell>
          <table:table-cell table:style-name="ce6"/>
          <table:table-cell table:style-name="ce5" table:formula="of:=[.A21]" office:value-type="string" office:string-value="Pomiar nr 19" calcext:value-type="string">
            <text:p>Pomiar nr 1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1452" calcext:value-type="float">
            <text:p>11 452</text:p>
          </table:table-cell>
          <table:table-cell table:style-name="ce6" office:value-type="float" office:value="1008580" calcext:value-type="float">
            <text:p>1 008 58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0" calcext:value-type="string">
            <text:p>Pomiar nr 2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1351" calcext:value-type="float">
            <text:p>11 351</text:p>
          </table:table-cell>
          <table:table-cell table:style-name="ce6" office:value-type="float" office:value="933311" calcext:value-type="float">
            <text:p>933 311</text:p>
          </table:table-cell>
          <table:table-cell table:style-name="ce6"/>
          <table:table-cell table:style-name="ce5" table:formula="of:=[.A22]" office:value-type="string" office:string-value="Pomiar nr 20" calcext:value-type="string">
            <text:p>Pomiar nr 2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12001" calcext:value-type="float">
            <text:p>12 001</text:p>
          </table:table-cell>
          <table:table-cell table:style-name="ce6" office:value-type="float" office:value="998792" calcext:value-type="float">
            <text:p>998 792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1" calcext:value-type="string">
            <text:p>Pomiar nr 2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938" calcext:value-type="float">
            <text:p>10 938</text:p>
          </table:table-cell>
          <table:table-cell table:style-name="ce6" office:value-type="float" office:value="926383" calcext:value-type="float">
            <text:p>926 383</text:p>
          </table:table-cell>
          <table:table-cell table:style-name="ce6"/>
          <table:table-cell table:style-name="ce5" table:formula="of:=[.A23]" office:value-type="string" office:string-value="Pomiar nr 21" calcext:value-type="string">
            <text:p>Pomiar nr 2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5057" calcext:value-type="float">
            <text:p>15 057</text:p>
          </table:table-cell>
          <table:table-cell table:style-name="ce6" office:value-type="float" office:value="971206" calcext:value-type="float">
            <text:p>971 206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2" calcext:value-type="string">
            <text:p>Pomiar nr 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1065" calcext:value-type="float">
            <text:p>11 065</text:p>
          </table:table-cell>
          <table:table-cell table:style-name="ce6" office:value-type="float" office:value="932908" calcext:value-type="float">
            <text:p>932 908</text:p>
          </table:table-cell>
          <table:table-cell table:style-name="ce6"/>
          <table:table-cell table:style-name="ce5" table:formula="of:=[.A24]" office:value-type="string" office:string-value="Pomiar nr 22" calcext:value-type="string">
            <text:p>Pomiar nr 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3704" calcext:value-type="float">
            <text:p>13 704</text:p>
          </table:table-cell>
          <table:table-cell table:style-name="ce6" office:value-type="float" office:value="982753" calcext:value-type="float">
            <text:p>982 753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3" calcext:value-type="string">
            <text:p>Pomiar nr 2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409" calcext:value-type="float">
            <text:p>10 409</text:p>
          </table:table-cell>
          <table:table-cell table:style-name="ce6" office:value-type="float" office:value="929015" calcext:value-type="float">
            <text:p>929 015</text:p>
          </table:table-cell>
          <table:table-cell table:style-name="ce6"/>
          <table:table-cell table:style-name="ce5" table:formula="of:=[.A25]" office:value-type="string" office:string-value="Pomiar nr 23" calcext:value-type="string">
            <text:p>Pomiar nr 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1760" calcext:value-type="float">
            <text:p>11 760</text:p>
          </table:table-cell>
          <table:table-cell table:style-name="ce6" office:value-type="float" office:value="986193" calcext:value-type="float">
            <text:p>986 193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4" calcext:value-type="string">
            <text:p>Pomiar nr 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0391" calcext:value-type="float">
            <text:p>10 391</text:p>
          </table:table-cell>
          <table:table-cell table:style-name="ce6" office:value-type="float" office:value="936482" calcext:value-type="float">
            <text:p>936 482</text:p>
          </table:table-cell>
          <table:table-cell table:style-name="ce6"/>
          <table:table-cell table:style-name="ce5" table:formula="of:=[.A26]" office:value-type="string" office:string-value="Pomiar nr 24" calcext:value-type="string">
            <text:p>Pomiar nr 2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1702" calcext:value-type="float">
            <text:p>11 702</text:p>
          </table:table-cell>
          <table:table-cell table:style-name="ce6" office:value-type="float" office:value="991021" calcext:value-type="float">
            <text:p>991 02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5" calcext:value-type="string">
            <text:p>Pomiar nr 2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9927" calcext:value-type="float">
            <text:p>9 927</text:p>
          </table:table-cell>
          <table:table-cell table:style-name="ce6" office:value-type="float" office:value="931784" calcext:value-type="float">
            <text:p>931 784</text:p>
          </table:table-cell>
          <table:table-cell table:style-name="ce6"/>
          <table:table-cell table:style-name="ce5" table:formula="of:=[.A27]" office:value-type="string" office:string-value="Pomiar nr 25" calcext:value-type="string">
            <text:p>Pomiar nr 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498" calcext:value-type="float">
            <text:p>10 498</text:p>
          </table:table-cell>
          <table:table-cell table:style-name="ce6" office:value-type="float" office:value="970686" calcext:value-type="float">
            <text:p>970 686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6" calcext:value-type="string">
            <text:p>Pomiar nr 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060" calcext:value-type="float">
            <text:p>10 060</text:p>
          </table:table-cell>
          <table:table-cell table:style-name="ce6" office:value-type="float" office:value="931614" calcext:value-type="float">
            <text:p>931 614</text:p>
          </table:table-cell>
          <table:table-cell table:style-name="ce6"/>
          <table:table-cell table:style-name="ce5" table:formula="of:=[.A28]" office:value-type="string" office:string-value="Pomiar nr 26" calcext:value-type="string">
            <text:p>Pomiar nr 2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0938" calcext:value-type="float">
            <text:p>10 938</text:p>
          </table:table-cell>
          <table:table-cell table:style-name="ce6" office:value-type="float" office:value="972182" calcext:value-type="float">
            <text:p>972 182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7" calcext:value-type="string">
            <text:p>Pomiar nr 2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068" calcext:value-type="float">
            <text:p>10 068</text:p>
          </table:table-cell>
          <table:table-cell table:style-name="ce6" office:value-type="float" office:value="925970" calcext:value-type="float">
            <text:p>925 970</text:p>
          </table:table-cell>
          <table:table-cell table:style-name="ce6"/>
          <table:table-cell table:style-name="ce5" table:formula="of:=[.A29]" office:value-type="string" office:string-value="Pomiar nr 27" calcext:value-type="string">
            <text:p>Pomiar nr 2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1014" calcext:value-type="float">
            <text:p>11 014</text:p>
          </table:table-cell>
          <table:table-cell table:style-name="ce6" office:value-type="float" office:value="982944" calcext:value-type="float">
            <text:p>982 94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8" calcext:value-type="string">
            <text:p>Pomiar nr 2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9892" calcext:value-type="float">
            <text:p>9 892</text:p>
          </table:table-cell>
          <table:table-cell table:style-name="ce6" office:value-type="float" office:value="931366" calcext:value-type="float">
            <text:p>931 366</text:p>
          </table:table-cell>
          <table:table-cell table:style-name="ce6"/>
          <table:table-cell table:style-name="ce5" table:formula="of:=[.A30]" office:value-type="string" office:string-value="Pomiar nr 28" calcext:value-type="string">
            <text:p>Pomiar nr 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0350" calcext:value-type="float">
            <text:p>10 350</text:p>
          </table:table-cell>
          <table:table-cell table:style-name="ce6" office:value-type="float" office:value="975137" calcext:value-type="float">
            <text:p>975 137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29" calcext:value-type="string">
            <text:p>Pomiar nr 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9971" calcext:value-type="float">
            <text:p>9 971</text:p>
          </table:table-cell>
          <table:table-cell table:style-name="ce6" office:value-type="float" office:value="927612" calcext:value-type="float">
            <text:p>927 612</text:p>
          </table:table-cell>
          <table:table-cell table:style-name="ce6"/>
          <table:table-cell table:style-name="ce5" table:formula="of:=[.A31]" office:value-type="string" office:string-value="Pomiar nr 29" calcext:value-type="string">
            <text:p>Pomiar nr 2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0933" calcext:value-type="float">
            <text:p>10 933</text:p>
          </table:table-cell>
          <table:table-cell table:style-name="ce6" office:value-type="float" office:value="967219" calcext:value-type="float">
            <text:p>967 219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0" calcext:value-type="string">
            <text:p>Pomiar nr 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527" calcext:value-type="float">
            <text:p>10 527</text:p>
          </table:table-cell>
          <table:table-cell table:style-name="ce6" office:value-type="float" office:value="931082" calcext:value-type="float">
            <text:p>931 082</text:p>
          </table:table-cell>
          <table:table-cell table:style-name="ce6"/>
          <table:table-cell table:style-name="ce5" table:formula="of:=[.A32]" office:value-type="string" office:string-value="Pomiar nr 30" calcext:value-type="string">
            <text:p>Pomiar nr 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436" calcext:value-type="float">
            <text:p>10 436</text:p>
          </table:table-cell>
          <table:table-cell table:style-name="ce6" office:value-type="float" office:value="970418" calcext:value-type="float">
            <text:p>970 418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1" calcext:value-type="string">
            <text:p>Pomiar nr 3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9748" calcext:value-type="float">
            <text:p>9 748</text:p>
          </table:table-cell>
          <table:table-cell table:style-name="ce6" office:value-type="float" office:value="926937" calcext:value-type="float">
            <text:p>926 937</text:p>
          </table:table-cell>
          <table:table-cell table:style-name="ce6"/>
          <table:table-cell table:style-name="ce5" table:formula="of:=[.A33]" office:value-type="string" office:string-value="Pomiar nr 31" calcext:value-type="string">
            <text:p>Pomiar nr 3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0494" calcext:value-type="float">
            <text:p>10 494</text:p>
          </table:table-cell>
          <table:table-cell table:style-name="ce6" office:value-type="float" office:value="970582" calcext:value-type="float">
            <text:p>970 582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2" calcext:value-type="string">
            <text:p>Pomiar nr 3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109" calcext:value-type="float">
            <text:p>10 109</text:p>
          </table:table-cell>
          <table:table-cell table:style-name="ce6" office:value-type="float" office:value="933378" calcext:value-type="float">
            <text:p>933 378</text:p>
          </table:table-cell>
          <table:table-cell table:style-name="ce6"/>
          <table:table-cell table:style-name="ce5" table:formula="of:=[.A34]" office:value-type="string" office:string-value="Pomiar nr 32" calcext:value-type="string">
            <text:p>Pomiar nr 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0918" calcext:value-type="float">
            <text:p>10 918</text:p>
          </table:table-cell>
          <table:table-cell table:style-name="ce6" office:value-type="float" office:value="971951" calcext:value-type="float">
            <text:p>971 95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3" calcext:value-type="string">
            <text:p>Pomiar nr 3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667" calcext:value-type="float">
            <text:p>10 667</text:p>
          </table:table-cell>
          <table:table-cell table:style-name="ce6" office:value-type="float" office:value="999666" calcext:value-type="float">
            <text:p>999 666</text:p>
          </table:table-cell>
          <table:table-cell table:style-name="ce6"/>
          <table:table-cell table:style-name="ce5" table:formula="of:=[.A35]" office:value-type="string" office:string-value="Pomiar nr 33" calcext:value-type="string">
            <text:p>Pomiar nr 3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0464" calcext:value-type="float">
            <text:p>10 464</text:p>
          </table:table-cell>
          <table:table-cell table:style-name="ce6" office:value-type="float" office:value="971862" calcext:value-type="float">
            <text:p>971 862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4" calcext:value-type="string">
            <text:p>Pomiar nr 3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087" calcext:value-type="float">
            <text:p>10 087</text:p>
          </table:table-cell>
          <table:table-cell table:style-name="ce6" office:value-type="float" office:value="936703" calcext:value-type="float">
            <text:p>936 703</text:p>
          </table:table-cell>
          <table:table-cell table:style-name="ce6"/>
          <table:table-cell table:style-name="ce5" table:formula="of:=[.A36]" office:value-type="string" office:string-value="Pomiar nr 34" calcext:value-type="string">
            <text:p>Pomiar nr 3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0531" calcext:value-type="float">
            <text:p>10 531</text:p>
          </table:table-cell>
          <table:table-cell table:style-name="ce6" office:value-type="float" office:value="979564" calcext:value-type="float">
            <text:p>979 56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5" calcext:value-type="string">
            <text:p>Pomiar nr 3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089" calcext:value-type="float">
            <text:p>10 089</text:p>
          </table:table-cell>
          <table:table-cell table:style-name="ce6" office:value-type="float" office:value="932640" calcext:value-type="float">
            <text:p>932 640</text:p>
          </table:table-cell>
          <table:table-cell table:style-name="ce6"/>
          <table:table-cell table:style-name="ce5" table:formula="of:=[.A37]" office:value-type="string" office:string-value="Pomiar nr 35" calcext:value-type="string">
            <text:p>Pomiar nr 3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0538" calcext:value-type="float">
            <text:p>10 538</text:p>
          </table:table-cell>
          <table:table-cell table:style-name="ce6" office:value-type="float" office:value="968014" calcext:value-type="float">
            <text:p>968 01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6" calcext:value-type="string">
            <text:p>Pomiar nr 3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171" calcext:value-type="float">
            <text:p>10 171</text:p>
          </table:table-cell>
          <table:table-cell table:style-name="ce6" office:value-type="float" office:value="939062" calcext:value-type="float">
            <text:p>939 062</text:p>
          </table:table-cell>
          <table:table-cell table:style-name="ce6"/>
          <table:table-cell table:style-name="ce5" table:formula="of:=[.A38]" office:value-type="string" office:string-value="Pomiar nr 36" calcext:value-type="string">
            <text:p>Pomiar nr 3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10021" calcext:value-type="float">
            <text:p>10 021</text:p>
          </table:table-cell>
          <table:table-cell table:style-name="ce6" office:value-type="float" office:value="965789" calcext:value-type="float">
            <text:p>965 789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7" calcext:value-type="string">
            <text:p>Pomiar nr 3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9727" calcext:value-type="float">
            <text:p>9 727</text:p>
          </table:table-cell>
          <table:table-cell table:style-name="ce6" office:value-type="float" office:value="1011730" calcext:value-type="float">
            <text:p>1 011 730</text:p>
          </table:table-cell>
          <table:table-cell table:style-name="ce6"/>
          <table:table-cell table:style-name="ce5" table:formula="of:=[.A39]" office:value-type="string" office:string-value="Pomiar nr 37" calcext:value-type="string">
            <text:p>Pomiar nr 3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0268" calcext:value-type="float">
            <text:p>10 268</text:p>
          </table:table-cell>
          <table:table-cell table:style-name="ce6" office:value-type="float" office:value="966561" calcext:value-type="float">
            <text:p>966 56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8" calcext:value-type="string">
            <text:p>Pomiar nr 3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0862" calcext:value-type="float">
            <text:p>10 862</text:p>
          </table:table-cell>
          <table:table-cell table:style-name="ce6" office:value-type="float" office:value="1174270" calcext:value-type="float">
            <text:p>1 174 270</text:p>
          </table:table-cell>
          <table:table-cell table:style-name="ce6"/>
          <table:table-cell table:style-name="ce5" table:formula="of:=[.A40]" office:value-type="string" office:string-value="Pomiar nr 38" calcext:value-type="string">
            <text:p>Pomiar nr 3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555" calcext:value-type="float">
            <text:p>10 555</text:p>
          </table:table-cell>
          <table:table-cell table:style-name="ce6" office:value-type="float" office:value="970707" calcext:value-type="float">
            <text:p>970 707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39" calcext:value-type="string">
            <text:p>Pomiar nr 3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084" calcext:value-type="float">
            <text:p>10 084</text:p>
          </table:table-cell>
          <table:table-cell table:style-name="ce6" office:value-type="float" office:value="1086720" calcext:value-type="float">
            <text:p>1 086 720</text:p>
          </table:table-cell>
          <table:table-cell table:style-name="ce6"/>
          <table:table-cell table:style-name="ce5" table:formula="of:=[.A41]" office:value-type="string" office:string-value="Pomiar nr 39" calcext:value-type="string">
            <text:p>Pomiar nr 3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997" calcext:value-type="float">
            <text:p>9 997</text:p>
          </table:table-cell>
          <table:table-cell table:style-name="ce6" office:value-type="float" office:value="983825" calcext:value-type="float">
            <text:p>983 825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0" calcext:value-type="string">
            <text:p>Pomiar nr 4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9667" calcext:value-type="float">
            <text:p>9 667</text:p>
          </table:table-cell>
          <table:table-cell table:style-name="ce6" office:value-type="float" office:value="1009240" calcext:value-type="float">
            <text:p>1 009 240</text:p>
          </table:table-cell>
          <table:table-cell table:style-name="ce6"/>
          <table:table-cell table:style-name="ce5" table:formula="of:=[.A42]" office:value-type="string" office:string-value="Pomiar nr 40" calcext:value-type="string">
            <text:p>Pomiar nr 4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0332" calcext:value-type="float">
            <text:p>10 332</text:p>
          </table:table-cell>
          <table:table-cell table:style-name="ce6" office:value-type="float" office:value="1003690" calcext:value-type="float">
            <text:p>1 003 69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1" calcext:value-type="string">
            <text:p>Pomiar nr 4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9849" calcext:value-type="float">
            <text:p>9 849</text:p>
          </table:table-cell>
          <table:table-cell table:style-name="ce6" office:value-type="float" office:value="956614" calcext:value-type="float">
            <text:p>956 614</text:p>
          </table:table-cell>
          <table:table-cell table:style-name="ce6"/>
          <table:table-cell table:style-name="ce5" table:formula="of:=[.A43]" office:value-type="string" office:string-value="Pomiar nr 41" calcext:value-type="string">
            <text:p>Pomiar nr 4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0459" calcext:value-type="float">
            <text:p>10 459</text:p>
          </table:table-cell>
          <table:table-cell table:style-name="ce6" office:value-type="float" office:value="1015170" calcext:value-type="float">
            <text:p>1 015 17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2" calcext:value-type="string">
            <text:p>Pomiar nr 4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844" calcext:value-type="float">
            <text:p>10 844</text:p>
          </table:table-cell>
          <table:table-cell table:style-name="ce6" office:value-type="float" office:value="938082" calcext:value-type="float">
            <text:p>938 082</text:p>
          </table:table-cell>
          <table:table-cell table:style-name="ce6"/>
          <table:table-cell table:style-name="ce5" table:formula="of:=[.A44]" office:value-type="string" office:string-value="Pomiar nr 42" calcext:value-type="string">
            <text:p>Pomiar nr 4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0011" calcext:value-type="float">
            <text:p>10 011</text:p>
          </table:table-cell>
          <table:table-cell table:style-name="ce6" office:value-type="float" office:value="1145720" calcext:value-type="float">
            <text:p>1 145 72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3" calcext:value-type="string">
            <text:p>Pomiar nr 4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9822" calcext:value-type="float">
            <text:p>9 822</text:p>
          </table:table-cell>
          <table:table-cell table:style-name="ce6" office:value-type="float" office:value="958697" calcext:value-type="float">
            <text:p>958 697</text:p>
          </table:table-cell>
          <table:table-cell table:style-name="ce6"/>
          <table:table-cell table:style-name="ce5" table:formula="of:=[.A45]" office:value-type="string" office:string-value="Pomiar nr 43" calcext:value-type="string">
            <text:p>Pomiar nr 4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13384" calcext:value-type="float">
            <text:p>13 384</text:p>
          </table:table-cell>
          <table:table-cell table:style-name="ce6" office:value-type="float" office:value="1266370" calcext:value-type="float">
            <text:p>1 266 37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4" calcext:value-type="string">
            <text:p>Pomiar nr 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0024" calcext:value-type="float">
            <text:p>10 024</text:p>
          </table:table-cell>
          <table:table-cell table:style-name="ce6" office:value-type="float" office:value="966607" calcext:value-type="float">
            <text:p>966 607</text:p>
          </table:table-cell>
          <table:table-cell table:style-name="ce6"/>
          <table:table-cell table:style-name="ce5" table:formula="of:=[.A46]" office:value-type="string" office:string-value="Pomiar nr 44" calcext:value-type="string">
            <text:p>Pomiar nr 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0564" calcext:value-type="float">
            <text:p>10 564</text:p>
          </table:table-cell>
          <table:table-cell table:style-name="ce6" office:value-type="float" office:value="1259700" calcext:value-type="float">
            <text:p>1 259 70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5" calcext:value-type="string">
            <text:p>Pomiar nr 4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0531" calcext:value-type="float">
            <text:p>10 531</text:p>
          </table:table-cell>
          <table:table-cell table:style-name="ce6" office:value-type="float" office:value="954374" calcext:value-type="float">
            <text:p>954 374</text:p>
          </table:table-cell>
          <table:table-cell table:style-name="ce6"/>
          <table:table-cell table:style-name="ce5" table:formula="of:=[.A47]" office:value-type="string" office:string-value="Pomiar nr 45" calcext:value-type="string">
            <text:p>Pomiar nr 4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0157" calcext:value-type="float">
            <text:p>10 157</text:p>
          </table:table-cell>
          <table:table-cell table:style-name="ce6" office:value-type="float" office:value="1019210" calcext:value-type="float">
            <text:p>1 019 21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6" calcext:value-type="string">
            <text:p>Pomiar nr 4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9982" calcext:value-type="float">
            <text:p>9 982</text:p>
          </table:table-cell>
          <table:table-cell table:style-name="ce6" office:value-type="float" office:value="943325" calcext:value-type="float">
            <text:p>943 325</text:p>
          </table:table-cell>
          <table:table-cell table:style-name="ce6"/>
          <table:table-cell table:style-name="ce5" table:formula="of:=[.A48]" office:value-type="string" office:string-value="Pomiar nr 46" calcext:value-type="string">
            <text:p>Pomiar nr 4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0403" calcext:value-type="float">
            <text:p>10 403</text:p>
          </table:table-cell>
          <table:table-cell table:style-name="ce6" office:value-type="float" office:value="1090350" calcext:value-type="float">
            <text:p>1 090 35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7" calcext:value-type="string">
            <text:p>Pomiar nr 4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0108" calcext:value-type="float">
            <text:p>10 108</text:p>
          </table:table-cell>
          <table:table-cell table:style-name="ce6" office:value-type="float" office:value="999292" calcext:value-type="float">
            <text:p>999 292</text:p>
          </table:table-cell>
          <table:table-cell table:style-name="ce6"/>
          <table:table-cell table:style-name="ce5" table:formula="of:=[.A49]" office:value-type="string" office:string-value="Pomiar nr 47" calcext:value-type="string">
            <text:p>Pomiar nr 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0412" calcext:value-type="float">
            <text:p>10 412</text:p>
          </table:table-cell>
          <table:table-cell table:style-name="ce6" office:value-type="float" office:value="985216" calcext:value-type="float">
            <text:p>985 216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8" calcext:value-type="string">
            <text:p>Pomiar nr 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377" calcext:value-type="float">
            <text:p>10 377</text:p>
          </table:table-cell>
          <table:table-cell table:style-name="ce6" office:value-type="float" office:value="1184950" calcext:value-type="float">
            <text:p>1 184 950</text:p>
          </table:table-cell>
          <table:table-cell table:style-name="ce6"/>
          <table:table-cell table:style-name="ce5" table:formula="of:=[.A50]" office:value-type="string" office:string-value="Pomiar nr 48" calcext:value-type="string">
            <text:p>Pomiar nr 4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0343" calcext:value-type="float">
            <text:p>10 343</text:p>
          </table:table-cell>
          <table:table-cell table:style-name="ce6" office:value-type="float" office:value="968916" calcext:value-type="float">
            <text:p>968 916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49" calcext:value-type="string">
            <text:p>Pomiar nr 4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9678" calcext:value-type="float">
            <text:p>9 678</text:p>
          </table:table-cell>
          <table:table-cell table:style-name="ce6" office:value-type="float" office:value="1095680" calcext:value-type="float">
            <text:p>1 095 680</text:p>
          </table:table-cell>
          <table:table-cell table:style-name="ce6"/>
          <table:table-cell table:style-name="ce5" table:formula="of:=[.A51]" office:value-type="string" office:string-value="Pomiar nr 49" calcext:value-type="string">
            <text:p>Pomiar nr 4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0342" calcext:value-type="float">
            <text:p>10 342</text:p>
          </table:table-cell>
          <table:table-cell table:style-name="ce6" office:value-type="float" office:value="957518" calcext:value-type="float">
            <text:p>957 518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" table:formula="of:=CONCATENATE(&quot;Pomiar nr &quot;;TEXT(ROW()-2;0))" office:value-type="string" office:string-value="Pomiar nr 50" calcext:value-type="string">
            <text:p>Pomiar nr 5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0095" calcext:value-type="float">
            <text:p>10 095</text:p>
          </table:table-cell>
          <table:table-cell table:style-name="ce6" office:value-type="float" office:value="1014090" calcext:value-type="float">
            <text:p>1 014 090</text:p>
          </table:table-cell>
          <table:table-cell table:style-name="ce6"/>
          <table:table-cell table:style-name="ce5" table:formula="of:=[.A52]" office:value-type="string" office:string-value="Pomiar nr 50" calcext:value-type="string">
            <text:p>Pomiar nr 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0429" calcext:value-type="float">
            <text:p>10 429</text:p>
          </table:table-cell>
          <table:table-cell table:style-name="ce6" office:value-type="float" office:value="958656" calcext:value-type="float">
            <text:p>958 656</text:p>
          </table:table-cell>
          <table:table-cell table:style-name="ce6"/>
          <table:table-cell table:number-columns-repeated="1012"/>
        </table:table-row>
        <table:table-row table:style-name="ro1" table:number-rows-repeated="2">
          <table:table-cell table:style-name="ce2" table:number-columns-repeated="6"/>
          <table:table-cell table:style-name="ce1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Średni czas działania algorytmu BFS (czas w mikrosekundach)</text:p>
          </table:table-cell>
          <table:covered-table-cell table:number-columns-repeated="4" table:style-name="ce2"/>
          <table:table-cell table:style-name="ce1"/>
          <table:table-cell table:style-name="ce7" office:value-type="string" calcext:value-type="string" table:number-columns-spanned="5" table:number-rows-spanned="1">
            <text:p>Średni czas działania algorytmu DFS (czas w mikrosekundach)</text:p>
          </table:table-cell>
          <table:covered-table-cell table:number-columns-repeated="4" table:style-name="ce2"/>
          <table:table-cell table:number-columns-repeated="1012"/>
        </table:table-row>
        <table:table-row table:style-name="ro1">
          <table:table-cell table:style-name="ce1" table:formula="of:=[.A2]" office:value-type="string" office:string-value="Ilość elementów" calcext:value-type="string">
            <text:p>Ilość elementów</text:p>
          </table:table-cell>
          <table:table-cell table:style-name="ce2" table:formula="of:=[.B2]" office:value-type="float" office:value="10" calcext:value-type="float">
            <text:p>10</text:p>
          </table:table-cell>
          <table:table-cell table:style-name="ce2" table:formula="of:=[.C2]" office:value-type="float" office:value="100" calcext:value-type="float">
            <text:p>100</text:p>
          </table:table-cell>
          <table:table-cell table:style-name="ce2" table:formula="of:=[.D2]" office:value-type="float" office:value="1000" calcext:value-type="float">
            <text:p>1000</text:p>
          </table:table-cell>
          <table:table-cell table:style-name="ce2" table:formula="of:=[.E2]" office:value-type="float" office:value="10000" calcext:value-type="float">
            <text:p>10000</text:p>
          </table:table-cell>
          <table:table-cell table:style-name="ce2" table:formula="of:=[.F2]" office:value-type="float" office:value="100000" calcext:value-type="float">
            <text:p>100000</text:p>
          </table:table-cell>
          <table:table-cell table:style-name="ce1" table:formula="of:=[.A2]" office:value-type="string" office:string-value="Ilość elementów" calcext:value-type="string">
            <text:p>Ilość elementów</text:p>
          </table:table-cell>
          <table:table-cell table:style-name="ce2" table:formula="of:=[.B2]" office:value-type="float" office:value="10" calcext:value-type="float">
            <text:p>10</text:p>
          </table:table-cell>
          <table:table-cell table:style-name="ce2" table:formula="of:=[.C2]" office:value-type="float" office:value="100" calcext:value-type="float">
            <text:p>100</text:p>
          </table:table-cell>
          <table:table-cell table:style-name="ce2" table:formula="of:=[.D2]" office:value-type="float" office:value="1000" calcext:value-type="float">
            <text:p>1000</text:p>
          </table:table-cell>
          <table:table-cell table:style-name="ce2" table:formula="of:=[.E2]" office:value-type="float" office:value="10000" calcext:value-type="float">
            <text:p>10000</text:p>
          </table:table-cell>
          <table:table-cell table:style-name="ce2" table:formula="of:=[.F2]"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Średni czas BFS [us]</text:p>
          </table:table-cell>
          <table:table-cell table:style-name="ce2" table:formula="of:=AVERAGE([.B3:.B52])" office:value-type="float" office:value="18.3" calcext:value-type="float">
            <text:p>18,3</text:p>
          </table:table-cell>
          <table:table-cell table:style-name="ce2" table:formula="of:=AVERAGE([.C3:.C52])" office:value-type="float" office:value="170.76" calcext:value-type="float">
            <text:p>170,76</text:p>
          </table:table-cell>
          <table:table-cell table:style-name="ce2" table:formula="of:=AVERAGE([.D3:.D52])" office:value-type="float" office:value="10464.54" calcext:value-type="float">
            <text:p>10464,54</text:p>
          </table:table-cell>
          <table:table-cell table:style-name="ce2" table:formula="of:=AVERAGE([.E3:.E52])" office:value-type="float" office:value="961902.28" calcext:value-type="float">
            <text:p>961902,28</text:p>
          </table:table-cell>
          <table:table-cell table:style-name="ce2" table:formula="of:=AVERAGE([.F3:.F52])" office:value-type="float" office:value="127787700" calcext:value-type="float">
            <text:p>127787700</text:p>
          </table:table-cell>
          <table:table-cell table:style-name="ce1" office:value-type="string" calcext:value-type="string">
            <text:p>Średni czas DFS [us]</text:p>
          </table:table-cell>
          <table:table-cell table:style-name="ce2" table:formula="of:=AVERAGE([.H3:.H52])" office:value-type="float" office:value="15.22" calcext:value-type="float">
            <text:p>15,22</text:p>
          </table:table-cell>
          <table:table-cell table:style-name="ce2" table:formula="of:=AVERAGE([.I3:.I52])" office:value-type="float" office:value="210.96" calcext:value-type="float">
            <text:p>210,96</text:p>
          </table:table-cell>
          <table:table-cell table:style-name="ce2" table:formula="of:=AVERAGE([.J3:.J52])" office:value-type="float" office:value="11246.56" calcext:value-type="float">
            <text:p>11246,56</text:p>
          </table:table-cell>
          <table:table-cell table:style-name="ce2" table:formula="of:=AVERAGE([.K3:.K52])" office:value-type="float" office:value="1010026.8" calcext:value-type="float">
            <text:p>1010026,8</text:p>
          </table:table-cell>
          <table:table-cell table:style-name="ce2" table:formula="of:=AVERAGE([.L3:.L52])" office:value-type="float" office:value="128707900" calcext:value-type="float">
            <text:p>1287079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Średni czas BFS [s]</text:p>
          </table:table-cell>
          <table:table-cell table:style-name="ce2" table:formula="of:=[.B58]/1000000" office:value-type="float" office:value="0.0000183" calcext:value-type="float">
            <text:p>0,0000183</text:p>
          </table:table-cell>
          <table:table-cell table:style-name="ce2" table:formula="of:=[.C58]/1000000" office:value-type="float" office:value="0.00017076" calcext:value-type="float">
            <text:p>0,00017076</text:p>
          </table:table-cell>
          <table:table-cell table:style-name="ce2" table:formula="of:=[.D58]/1000000" office:value-type="float" office:value="0.01046454" calcext:value-type="float">
            <text:p>0,01046454</text:p>
          </table:table-cell>
          <table:table-cell table:style-name="ce2" table:formula="of:=[.E58]/1000000" office:value-type="float" office:value="0.96190228" calcext:value-type="float">
            <text:p>0,96190228</text:p>
          </table:table-cell>
          <table:table-cell table:style-name="ce2" table:formula="of:=[.F58]/1000000" office:value-type="float" office:value="127.7877" calcext:value-type="float">
            <text:p>127,7877</text:p>
          </table:table-cell>
          <table:table-cell table:style-name="ce1" office:value-type="string" calcext:value-type="string">
            <text:p>Średni czas DFS [s]</text:p>
          </table:table-cell>
          <table:table-cell table:style-name="ce2" table:formula="of:=[.H58]/1000000" office:value-type="float" office:value="0.00001522" calcext:value-type="float">
            <text:p>0,00001522</text:p>
          </table:table-cell>
          <table:table-cell table:style-name="ce2" table:formula="of:=[.I58]/1000000" office:value-type="float" office:value="0.00021096" calcext:value-type="float">
            <text:p>0,00021096</text:p>
          </table:table-cell>
          <table:table-cell table:style-name="ce2" table:formula="of:=[.J58]/1000000" office:value-type="float" office:value="0.01124656" calcext:value-type="float">
            <text:p>0,01124656</text:p>
          </table:table-cell>
          <table:table-cell table:style-name="ce2" table:formula="of:=[.K58]/1000000" office:value-type="float" office:value="1.0100268" calcext:value-type="float">
            <text:p>1,0100268</text:p>
          </table:table-cell>
          <table:table-cell table:style-name="ce2" table:formula="of:=[.L58]/1000000" office:value-type="float" office:value="128.7079" calcext:value-type="float">
            <text:p>128,70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n</text:p>
          </table:table-cell>
          <table:table-cell table:style-name="ce1" table:formula="of:=[.B2]" office:value-type="float" office:value="10" calcext:value-type="float">
            <text:p>10</text:p>
          </table:table-cell>
          <table:table-cell table:style-name="ce1" table:formula="of:=[.C2]" office:value-type="float" office:value="100" calcext:value-type="float">
            <text:p>100</text:p>
          </table:table-cell>
          <table:table-cell table:style-name="ce1" table:formula="of:=[.D2]" office:value-type="float" office:value="1000" calcext:value-type="float">
            <text:p>1000</text:p>
          </table:table-cell>
          <table:table-cell table:style-name="ce1" table:formula="of:=[.E2]" office:value-type="float" office:value="10000" calcext:value-type="float">
            <text:p>10000</text:p>
          </table:table-cell>
          <table:table-cell table:style-name="ce1" table:formula="of:=[.F2]"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 calcext:value-type="string">
            <text:p>round( ln(n) )</text:p>
          </table:table-cell>
          <table:table-cell table:style-name="ce2" table:formula="of:=ROUND(LN([.H57]);0)" office:value-type="float" office:value="2" calcext:value-type="float">
            <text:p>2</text:p>
          </table:table-cell>
          <table:table-cell table:style-name="ce2" table:formula="of:=ROUND(LN([.I57]);0)" office:value-type="float" office:value="5" calcext:value-type="float">
            <text:p>5</text:p>
          </table:table-cell>
          <table:table-cell table:style-name="ce2" table:formula="of:=ROUND(LN([.J57]);0)" office:value-type="float" office:value="7" calcext:value-type="float">
            <text:p>7</text:p>
          </table:table-cell>
          <table:table-cell table:style-name="ce2" table:formula="of:=ROUND(LN([.K57]);0)" office:value-type="float" office:value="9" calcext:value-type="float">
            <text:p>9</text:p>
          </table:table-cell>
          <table:table-cell table:style-name="ce2" table:formula="of:=ROUND(LN([.L57]);0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 calcext:value-type="string">
            <text:p>V + E = n + ln(n)*ln(n)</text:p>
          </table:table-cell>
          <table:table-cell table:style-name="ce2" table:formula="of:=[.H61]+[.H62]*[.H62]" office:value-type="float" office:value="14" calcext:value-type="float">
            <text:p>14</text:p>
          </table:table-cell>
          <table:table-cell table:style-name="ce2" table:formula="of:=[.I61]+[.I62]*[.I62]" office:value-type="float" office:value="125" calcext:value-type="float">
            <text:p>125</text:p>
          </table:table-cell>
          <table:table-cell table:style-name="ce2" table:formula="of:=[.J61]+[.J62]*[.J62]" office:value-type="float" office:value="1049" calcext:value-type="float">
            <text:p>1049</text:p>
          </table:table-cell>
          <table:table-cell table:style-name="ce2" table:formula="of:=[.K61]+[.K62]*[.K62]" office:value-type="float" office:value="10081" calcext:value-type="float">
            <text:p>10081</text:p>
          </table:table-cell>
          <table:table-cell table:style-name="ce2" table:formula="of:=[.L61]+[.L62]*[.L62]" office:value-type="float" office:value="100144" calcext:value-type="float">
            <text:p>100144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5:51:46.484788861</meta:creation-date>
    <meta:generator>LibreOffice/4.2.8.2$Linux_X86_64 LibreOffice_project/420m0$Build-2</meta:generator>
    <dc:date>2016-05-15T18:50:15.378079516</dc:date>
    <meta:editing-duration>PT1H39M39S</meta:editing-duration>
    <meta:editing-cycles>22</meta:editing-cycles>
    <meta:document-statistic meta:table-count="1" meta:cell-count="5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Średni czas działania BFS</text:p>
        </chart:title>
        <chart:legend chart:legend-position="bottom" svg:x="5.384cm" svg:y="8.217cm" style:legend-expansion="wide" chart:style-name="ch3"/>
        <chart:plot-area chart:style-name="ch4" table:cell-range-address="Sheet1.B57:Sheet1.F58" chart:data-source-has-labels="row" svg:x="1.331cm" svg:y="1.301cm" svg:width="14.349cm" svg:height="5.755cm">
          <chartooo:coordinate-region svg:x="3.249cm" svg:y="1.5cm" svg:width="11.874cm" svg:height="4.909cm"/>
          <chart:axis chart:dimension="x" chart:name="primary-x" chart:style-name="ch5">
            <chart:title svg:x="7.284cm" svg:y="7.236cm" chart:style-name="ch6">
              <text:p>Ilość elementów</text:p>
            </chart:title>
            <chart:grid chart:style-name="ch7" chart:class="major"/>
          </chart:axis>
          <chart:axis chart:dimension="y" chart:name="primary-y" chart:style-name="ch8">
            <chart:title svg:x="0.451cm" svg:y="4.897cm" chart:style-name="ch9">
              <text:p>Czas [us]</text:p>
            </chart:title>
            <chart:grid chart:style-name="ch7" chart:class="major"/>
          </chart:axis>
          <chart:series chart:style-name="ch10" chart:values-cell-range-address="Sheet1.B58:Sheet1.F58" chart:label-cell-address="bfs" chart:class="chart:scatter">
            <chart:domain table:cell-range-address="Sheet1.B57:Sheet1.F57"/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7</text:p>
              </table:table-cell>
              <table:table-cell office:value-type="string">
                <text:p>b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57:Sheet1.F57</svg:desc>
                </draw:g>
              </table:table-cell>
              <table:table-cell office:value-type="float" office:value="18.3">
                <text:p>18.3</text:p>
                <draw:g>
                  <svg:desc>Sheet1.B58:Sheet1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0.76">
                <text:p>17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464.54">
                <text:p>1046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961902.28">
                <text:p>961902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27787700">
                <text:p>127787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79cm" xlink:href=".." xlink:type="simple" chart:class="chart:scatter" chart:style-name="ch1">
        <chart:title svg:x="5.298cm" svg:y="0.315cm" chart:style-name="ch2">
          <text:p>Średni czas działania DFS</text:p>
        </chart:title>
        <chart:legend chart:legend-position="bottom" svg:x="5.385cm" svg:y="8.196cm" style:legend-expansion="wide" chart:style-name="ch3"/>
        <chart:plot-area chart:style-name="ch4" table:cell-range-address="Sheet1.H57:Sheet1.L58" chart:data-source-has-labels="row" svg:x="1.331cm" svg:y="1.299cm" svg:width="14.352cm" svg:height="5.737cm">
          <chartooo:coordinate-region svg:x="3.249cm" svg:y="1.498cm" svg:width="11.877cm" svg:height="4.891cm"/>
          <chart:axis chart:dimension="x" chart:name="primary-x" chart:style-name="ch5">
            <chart:title svg:x="7.286cm" svg:y="7.215cm" chart:style-name="ch6">
              <text:p>Ilość elementów</text:p>
            </chart:title>
            <chart:grid chart:style-name="ch7" chart:class="major"/>
          </chart:axis>
          <chart:axis chart:dimension="y" chart:name="primary-y" chart:style-name="ch8">
            <chart:title svg:x="0.451cm" svg:y="4.886cm" chart:style-name="ch9">
              <text:p>Czas [us]</text:p>
            </chart:title>
            <chart:grid chart:style-name="ch7" chart:class="major"/>
          </chart:axis>
          <chart:series chart:style-name="ch10" chart:values-cell-range-address="Sheet1.H58:Sheet1.L58" chart:label-cell-address="dfs" chart:class="chart:scatter">
            <chart:domain table:cell-range-address="Sheet1.H57:Sheet1.L57"/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7</text:p>
              </table:table-cell>
              <table:table-cell office:value-type="string">
                <text:p>d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57:Sheet1.L57</svg:desc>
                </draw:g>
              </table:table-cell>
              <table:table-cell office:value-type="float" office:value="15.22">
                <text:p>15.22</text:p>
                <draw:g>
                  <svg:desc>Sheet1.H58:Sheet1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0.96">
                <text:p>21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1246.56">
                <text:p>112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10026.8">
                <text:p>101002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28707900">
                <text:p>128707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